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80000007A811BE1C0996DE5AB.png" manifest:media-type="image/png"/>
  <manifest:file-entry manifest:full-path="Pictures/1000000000000273000000F6F4677F68676ADED6.png" manifest:media-type="image/png"/>
  <manifest:file-entry manifest:full-path="Pictures/1000000000000261000000E366996C2515772EDE.png" manifest:media-type="image/png"/>
  <manifest:file-entry manifest:full-path="Pictures/100000000000028F000000CC230645D8FC6226DD.png" manifest:media-type="image/png"/>
  <manifest:file-entry manifest:full-path="Pictures/1000000000000268000000CB66A1CB30F4D9BF4B.png" manifest:media-type="image/png"/>
  <manifest:file-entry manifest:full-path="Pictures/100000000000025B000000E14870C4F2DE243280.png" manifest:media-type="image/png"/>
  <manifest:file-entry manifest:full-path="Pictures/100000000000025C00000101152330B0C8DC9A0D.png" manifest:media-type="image/png"/>
  <manifest:file-entry manifest:full-path="Pictures/1000000000000271000000CDEE1808303A9BEE01.png" manifest:media-type="image/png"/>
  <manifest:file-entry manifest:full-path="Pictures/100000000000025A000000F773FDD27C5395D57A.png" manifest:media-type="image/png"/>
  <manifest:file-entry manifest:full-path="Pictures/1000000000000261000000DEA2D2DD217AE125FC.png" manifest:media-type="image/png"/>
  <manifest:file-entry manifest:full-path="Pictures/10000000000002C6000000E87B5A88F4F96E4465.png" manifest:media-type="image/png"/>
  <manifest:file-entry manifest:full-path="Pictures/100000000000025F000000E4EBAC475E41D6C5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8cm" svg:height="6.799cm" svg:x="2.1cm" svg:y="-14.85cm">
          <draw:image xlink:href="Pictures/100000000000025C00000101152330B0C8DC9A0D.png" xlink:type="simple" xlink:show="embed" xlink:actuate="onLoad">
            <text:p/>
          </draw:image>
        </draw:frame>
        <draw:frame draw:style-name="gr1" draw:text-style-name="P1" draw:layer="layout" svg:width="16.535cm" svg:height="5.423cm" svg:x="2cm" svg:y="-9.1cm">
          <draw:image xlink:href="Pictures/1000000000000271000000CDEE1808303A9BEE01.png" xlink:type="simple" xlink:show="embed" xlink:actuate="onLoad">
            <text:p/>
          </draw:image>
        </draw:frame>
        <draw:frame draw:style-name="gr1" draw:text-style-name="P1" draw:layer="layout" svg:width="16.112cm" svg:height="6.005cm" svg:x="1.988cm" svg:y="-3.7cm">
          <draw:image xlink:href="Pictures/1000000000000261000000E366996C2515772EDE.png" xlink:type="simple" xlink:show="embed" xlink:actuate="onLoad">
            <text:p/>
          </draw:image>
        </draw:frame>
        <draw:frame draw:style-name="gr1" draw:text-style-name="P1" draw:layer="layout" svg:width="16.297cm" svg:height="5.37cm" svg:x="2.1cm" svg:y="1.33cm">
          <draw:image xlink:href="Pictures/1000000000000268000000CB66A1CB30F4D9BF4B.png" xlink:type="simple" xlink:show="embed" xlink:actuate="onLoad">
            <text:p/>
          </draw:image>
        </draw:frame>
        <draw:frame draw:style-name="gr1" draw:text-style-name="P1" draw:layer="layout" svg:width="15.927cm" svg:height="6.534cm" svg:x="2.473cm" svg:y="6.4cm">
          <draw:image xlink:href="Pictures/100000000000025A000000F773FDD27C5395D57A.png" xlink:type="simple" xlink:show="embed" xlink:actuate="onLoad">
            <text:p/>
          </draw:image>
        </draw:frame>
        <draw:frame draw:style-name="gr1" draw:text-style-name="P1" draw:layer="layout" svg:width="17.329cm" svg:height="5.397cm" svg:x="1.971cm" svg:y="11.403cm">
          <draw:image xlink:href="Pictures/100000000000028F000000CC230645D8FC6226DD.png" xlink:type="simple" xlink:show="embed" xlink:actuate="onLoad">
            <text:p/>
          </draw:image>
        </draw:frame>
        <draw:frame draw:style-name="gr1" draw:text-style-name="P1" draw:layer="layout" svg:width="18.784cm" svg:height="6.137cm" svg:x="1.3cm" svg:y="16.263cm">
          <draw:image xlink:href="Pictures/10000000000002C6000000E87B5A88F4F96E4465.png" xlink:type="simple" xlink:show="embed" xlink:actuate="onLoad">
            <text:p/>
          </draw:image>
        </draw:frame>
        <draw:frame draw:style-name="gr1" draw:text-style-name="P1" draw:layer="layout" svg:width="15.953cm" svg:height="5.952cm" svg:x="1.847cm" svg:y="21.5cm">
          <draw:image xlink:href="Pictures/100000000000025B000000E14870C4F2DE243280.png" xlink:type="simple" xlink:show="embed" xlink:actuate="onLoad">
            <text:p/>
          </draw:image>
        </draw:frame>
        <draw:frame draw:style-name="gr1" draw:text-style-name="P1" draw:layer="layout" svg:width="16.112cm" svg:height="5.873cm" svg:x="2.1cm" svg:y="26.527cm">
          <draw:image xlink:href="Pictures/1000000000000261000000DEA2D2DD217AE125FC.png" xlink:type="simple" xlink:show="embed" xlink:actuate="onLoad">
            <text:p/>
          </draw:image>
        </draw:frame>
        <draw:frame draw:style-name="gr1" draw:text-style-name="P1" draw:layer="layout" svg:width="16.059cm" svg:height="6.032cm" svg:x="2.241cm" svg:y="31.3cm">
          <draw:image xlink:href="Pictures/100000000000025F000000E4EBAC475E41D6C55C.png" xlink:type="simple" xlink:show="embed" xlink:actuate="onLoad">
            <text:p/>
          </draw:image>
        </draw:frame>
        <draw:frame draw:style-name="gr1" draw:text-style-name="P1" draw:layer="layout" svg:width="16.588cm" svg:height="6.508cm" svg:x="1.512cm" svg:y="36.4cm">
          <draw:image xlink:href="Pictures/1000000000000273000000F6F4677F68676ADED6.png" xlink:type="simple" xlink:show="embed" xlink:actuate="onLoad">
            <text:p/>
          </draw:image>
        </draw:frame>
        <draw:frame draw:style-name="gr1" draw:text-style-name="P1" draw:layer="layout" svg:width="11.641cm" svg:height="3.227cm" svg:x="3.7cm" svg:y="41.322cm">
          <draw:image xlink:href="Pictures/10000000000001B80000007A811BE1C0996DE5A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02:48:08.861552872</meta:creation-date>
    <dc:date>2018-10-24T02:58:16.679731016</dc:date>
    <meta:editing-duration>PT10M8S</meta:editing-duration>
    <meta:editing-cycles>1</meta:editing-cycles>
    <meta:document-statistic meta:object-count="12"/>
    <meta:generator>LibreOffice/5.1.6.2$Linux_X86_64 LibreOffice_project/10m0$Build-2</meta:generator>
  </office:meta>
</office:document-meta>
</file>